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47 - The Azarinth Sentinel" calcext:value-type="string">
            <text:p>Class 1: 44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43 - Kin of Ash" calcext:value-type="string">
            <text:p>Class 2: 44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2]" office:value-type="float" office:value="1300" calcext:value-type="float">
            <text:p>1300.0</text:p>
          </table:table-cell>
          <table:table-cell/>
          <table:table-cell table:style-name="ce6"/>
          <table:table-cell table:style-name="ce32" table:formula="of:=[.U9]" office:value-type="float" office:value="14052488.58" calcext:value-type="float">
            <text:p>14,052,489</text:p>
          </table:table-cell>
          <table:table-cell table:style-name="ce11" table:formula="of:=[.V9]" office:value-type="float" office:value="961703.6" calcext:value-type="float">
            <text:p>961,703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2360" calcext:value-type="float">
            <text:p>2236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4.0366666666667" calcext:value-type="float">
            <text:p>54.0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75 - The Faen Valkyrie" calcext:value-type="string">
            <text:p>Class 3: 37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81" calcext:value-type="float">
            <text:p>34.81</text:p>
          </table:table-cell>
          <table:table-cell table:style-name="ce12" table:formula="of:=[.U10]" office:value-type="percentage" office:value="34.81" calcext:value-type="percentage">
            <text:p>348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5" calcext:value-type="float">
            <text:p>65.0</text:p>
          </table:table-cell>
          <table:table-cell table:style-name="ce10" table:formula="of:=[.W3]/60" office:value-type="percentage" office:value="0.0025" calcext:value-type="percentage">
            <text:p>0.25%</text:p>
          </table:table-cell>
          <table:table-cell table:style-name="ce9" table:formula="of:=2%+([.F7]/100/100/2)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6000" calcext:value-type="float">
            <text:p>26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84.63" calcext:value-type="float">
            <text:p>84.6</text:p>
          </table:table-cell>
          <table:table-cell table:style-name="ce10" table:formula="of:=[.W4]/60" office:value-type="percentage" office:value="0.003255" calcext:value-type="percentage">
            <text:p>0.33%</text:p>
          </table:table-cell>
          <table:table-cell table:style-name="ce9" table:formula="of:=1%*(1+3+3%*[.E75])+([.F7]/100/100/2)+1%" office:value-type="percentage" office:value="0.1953" calcext:value-type="percentage">
            <text:p>19.53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7]*2" office:value-type="float" office:value="2600" calcext:value-type="float">
            <text:p>26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204625.4" calcext:value-type="float">
            <text:p>5204625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4052488.58" calcext:value-type="float">
            <text:p>14052488.58</text:p>
          </table:table-cell>
          <table:table-cell table:style-name="ce6" table:formula="of:=([.S11]+[.S12])/2" office:value-type="float" office:value="961703.6" calcext:value-type="float">
            <text:p>961703.6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00" calcext:value-type="string">
            <text:p>Vit: 13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2900351.76" calcext:value-type="float">
            <text:p>22900351.7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81" calcext:value-type="percentage">
            <text:p>3481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308931532812" calcext:value-type="percentage">
            <text:p>97.6%</text:p>
          </table:table-cell>
          <table:table-cell table:formula="of:=1/(1-[.Q11])" office:value-type="float" office:value="42.2100000000001" calcext:value-type="float">
            <text:p>42.2100000000001</text:p>
          </table:table-cell>
          <table:table-cell table:formula="of:=[.$S$2]/(1/(1+[.$O$15]+[.$AV$15]))" office:value-type="float" office:value="923691.6" calcext:value-type="float">
            <text:p>923691.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633639006934" calcext:value-type="percentage">
            <text:p>97.8%</text:p>
          </table:table-cell>
          <table:table-cell table:formula="of:=1/(1-[.Q12])" office:value-type="float" office:value="44.71" calcext:value-type="float">
            <text:p>44.71</text:p>
          </table:table-cell>
          <table:table-cell table:formula="of:=[.$S$2]/(1/(1+[.$O$15]+[.$AJ$15]+[.$AV$15]))" office:value-type="float" office:value="999715.6" calcext:value-type="float">
            <text:p>999715.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971285269873" calcext:value-type="percentage">
            <text:p>97.7%</text:p>
          </table:table-cell>
          <table:table-cell table:style-name="ce14" table:formula="of:=([.R11]+[.R12])/2" office:value-type="float" office:value="43.46" calcext:value-type="float">
            <text:p>43.5</text:p>
          </table:table-cell>
          <table:table-cell table:style-name="ce14" table:formula="of:=([.S11]+[.S12])/2" office:value-type="float" office:value="961703.6" calcext:value-type="float">
            <text:p>961703.6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" calcext:value-type="percentage">
            <text:p>10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" calcext:value-type="percentage">
            <text:p>8.0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300" calcext:value-type="string">
            <text:p>Wis: 13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4.81" calcext:value-type="percentage">
            <text:p>348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" calcext:value-type="percentage">
            <text:p>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05" calcext:value-type="percentage">
            <text:p>58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2" calcext:value-type="percentage">
            <text:p>72.0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481.0%" calcext:value-type="string">
            <text:p>Resilience: 3,481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2,360" calcext:value-type="string">
            <text:p>Health: <text:s/>22,36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6,000" calcext:value-type="string">
            <text:p>Mana: <text:s text:c="3"/>26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H211])" office:value-type="string" office:string-value="hp/sec:  0.27% [54.0]" calcext:value-type="string">
            <text:p>hp/sec: <text:s/>0.27% [54.0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H212])" office:value-type="string" office:string-value="mp/sec:  0.25% [65.0]" calcext:value-type="string">
            <text:p>mp/sec: <text:s/>0.25% [65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7]+([.C2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H213])" office:value-type="string" office:string-value="w/Med:   0.33% [84.6]" calcext:value-type="string">
            <text:p>w/Med: <text:s text:c="2"/>0.33% [84.6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43" calcext:value-type="float">
            <text:p>443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697%   [hp x 43.46]" calcext:value-type="string">
            <text:p>Mitigation: <text:s text:c="6"/>97.697% <text:s text:c="2"/>[hp x 43.4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961,703.6 [hp x 74.75]" calcext:value-type="string">
            <text:p>Effective Health: 961,703.6 [hp x 74.75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34]+([.C34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7]+([.C3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5" calcext:value-type="percentage">
            <text:p>64.50%</text:p>
          </table:table-cell>
          <table:table-cell table:style-name="ce37" table:formula="of:=[.AS37]" office:value-type="percentage" office:value="5.805" calcext:value-type="percentage">
            <text:p>580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05" calcext:value-type="percentage">
            <text:p>580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75" calcext:value-type="float">
            <text:p>37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" table:formula="of:=[.D42]+([.C42]-1)*20" office:value-type="float" office:value="48" calcext:value-type="float">
            <text:p>48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formula="of:=[.D43]+([.C43]-1)*20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2" calcext:value-type="percentage">
            <text:p>52.00%</text:p>
          </table:table-cell>
          <table:table-cell table:style-name="ce9" table:formula="of:=[.O43]" office:value-type="percentage" office:value="4.16" calcext:value-type="percentage">
            <text:p>41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16" calcext:value-type="percentage">
            <text:p>41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" table:formula="of:=[.D44]+([.C44]-1)*20" office:value-type="float" office:value="51" calcext:value-type="float">
            <text:p>5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5]+([.C45]-1)*20" office:value-type="float" office:value="47" calcext:value-type="float">
            <text:p>4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15" table:formula="of:=[.D46]+([.C46]-1)*20" office:value-type="float" office:value="50" calcext:value-type="float">
            <text:p>5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" calcext:value-type="percentage">
            <text:p>40.00%</text:p>
          </table:table-cell>
          <table:table-cell table:style-name="ce38" table:formula="of:=[.O46]" office:value-type="percentage" office:value="3.6" calcext:value-type="percentage">
            <text:p>36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6" calcext:value-type="percentage">
            <text:p>36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" calcext:value-type="percentage">
            <text:p>90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" calcext:value-type="percentage">
            <text:p>90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2" calcext:value-type="percentage">
            <text:p>72.0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9 Storm of Cinders         x2 " calcext:value-type="string">
            <text:p>3-29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8  Phaseshift               x2 " calcext:value-type="string">
            <text:p>3-8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4 Flare of Creation        x8 [52.0% =&gt; 416.0% Resilience]" calcext:value-type="string">
            <text:p>3-14 Flare of Creation <text:s text:c="7"/>x8 [52.0% =&gt; 41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1 Displacement             x2 " calcext:value-type="string">
            <text:p>3-11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7  Space Shift              x2 " calcext:value-type="string">
            <text:p>3-7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02" calcext:value-type="float">
            <text:p>1902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8" calcext:value-type="float">
            <text:p>18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2 Deviant of Humanity" calcext:value-type="string">
            <text:p>2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7]+([.C67]-1)*20" office:value-type="float" office:value="32" calcext:value-type="float">
            <text:p>3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1 Meditation" calcext:value-type="string">
            <text:p>3-11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5]+([.C75]-1)*20" office:value-type="float" office:value="51" calcext:value-type="float">
            <text:p>5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8  Monster Hunter" calcext:value-type="string">
            <text:p>3-8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76]+([.C76]-1)*20" office:value-type="float" office:value="48" calcext:value-type="float">
            <text:p>48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3 Veteran" calcext:value-type="string">
            <text:p>3-13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81]+([.C81]-1)*20" office:value-type="float" office:value="53" calcext:value-type="float">
            <text:p>53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2]+([.C122]-1)*20" office:value-type="float" office:value="25" calcext:value-type="float">
            <text:p>25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5 3rd tier" calcext:value-type="string">
            <text:p>15 3rd tier</text:p>
          </table:table-cell>
          <table:table-cell table:formula="of:=COUNTIF([.$C$85:.$C$139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25%" calcext:value-type="string">
            <text:p>225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0%" calcext:value-type="string">
            <text:p>5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0%] more dense. (Avatar of Ash 2nd)" calcext:value-type="string">
            <text:p><text:s text:c="16"/>[53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47" calcext:value-type="float">
            <text:p>44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43" calcext:value-type="float">
            <text:p>44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75" calcext:value-type="float">
            <text:p>37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81.0%" calcext:value-type="string">
            <text:p>3,48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2,360" calcext:value-type="string">
            <text:p>22,36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6,000" calcext:value-type="string">
            <text:p>26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4.0" calcext:value-type="string">
            <text:p>54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5%" calcext:value-type="string">
            <text:p>0.25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5.0" calcext:value-type="string">
            <text:p>6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84.6" calcext:value-type="string">
            <text:p>84.6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97%" calcext:value-type="string">
            <text:p>97.697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46" calcext:value-type="string">
            <text:p>43.4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961,703.6" calcext:value-type="string">
            <text:p>961,703.6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4.75" calcext:value-type="string">
            <text:p>74.75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9" calcext:value-type="float">
            <text:p>29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5% =&gt; 580.5%" calcext:value-type="string">
            <text:p>64.5% =&gt; 580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8" calcext:value-type="float">
            <text:p>8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4" calcext:value-type="float">
            <text:p>14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2.0% =&gt; 416.0%" calcext:value-type="string">
            <text:p>52.0% =&gt; 41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1" calcext:value-type="float">
            <text:p>1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7" calcext:value-type="float">
            <text:p>7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0" calcext:value-type="float">
            <text:p>1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0.0% =&gt; 360.0%" calcext:value-type="string">
            <text:p>40.0% =&gt; 36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0% =&gt; 90.0%" calcext:value-type="string">
            <text:p>10.0% =&gt; 90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0.0%" calcext:value-type="string">
            <text:p>5.0% =&gt; 90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0% =&gt; 72.0%" calcext:value-type="string">
            <text:p>8.0% =&gt; 72.0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47 - The Azarinth Sentinel" calcext:value-type="string">
            <text:p>Class 1: 447 - The Azarinth Sentinel</text:p>
          </table:table-cell>
        </table:table-row>
        <table:table-row table:style-name="ro1">
          <table:table-cell table:formula="of:=[$Calculations.A2]" office:value-type="string" office:string-value="Class 2: 443 - Kin of Ash" calcext:value-type="string">
            <text:p>Class 2: 443 - Kin of Ash</text:p>
          </table:table-cell>
        </table:table-row>
        <table:table-row table:style-name="ro1">
          <table:table-cell table:formula="of:=[$Calculations.A3]" office:value-type="string" office:string-value="Class 3: 375 - The Faen Valkyrie" calcext:value-type="string">
            <text:p>Class 3: 37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00" calcext:value-type="string">
            <text:p>Vit: 13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300" calcext:value-type="string">
            <text:p>Wis: 13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81.0%" calcext:value-type="string">
            <text:p>Resilience: 3,481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2,360" calcext:value-type="string">
            <text:p>Health: <text:s/>22,36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6,000" calcext:value-type="string">
            <text:p>Mana: <text:s text:c="3"/>26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4.0]" calcext:value-type="string">
            <text:p>hp/sec: <text:s/>0.27% [54.0]</text:p>
          </table:table-cell>
        </table:table-row>
        <table:table-row table:style-name="ro1">
          <table:table-cell table:formula="of:=[$Calculations.A27]" office:value-type="string" office:string-value="mp/sec:  0.25% [65.0]" calcext:value-type="string">
            <text:p>mp/sec: <text:s/>0.25% [65.0]</text:p>
          </table:table-cell>
        </table:table-row>
        <table:table-row table:style-name="ro1">
          <table:table-cell table:formula="of:=[$Calculations.A28]" office:value-type="string" office:string-value="w/Med:   0.33% [84.6]" calcext:value-type="string">
            <text:p>w/Med: <text:s text:c="2"/>0.33% [84.6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97%   [hp x 43.46]" calcext:value-type="string">
            <text:p>Mitigation: <text:s text:c="6"/>97.697% <text:s text:c="2"/>[hp x 43.46]</text:p>
          </table:table-cell>
        </table:table-row>
        <table:table-row table:style-name="ro1">
          <table:table-cell table:formula="of:=[$Calculations.A31]" office:value-type="string" office:string-value="Effective Health: 961,703.6 [hp x 74.75]" calcext:value-type="string">
            <text:p>Effective Health: 961,703.6 [hp x 74.7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9 Storm of Cinders         x2 " calcext:value-type="string">
            <text:p>3-29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8  Phaseshift               x2 " calcext:value-type="string">
            <text:p>3-8 <text:s/>Phaseshift <text:s text:c="14"/>x2 </text:p>
          </table:table-cell>
        </table:table-row>
        <table:table-row table:style-name="ro1">
          <table:table-cell table:formula="of:=[$Calculations.A59]" office:value-type="string" office:string-value="3-14 Flare of Creation        x8 [52.0% =&gt; 416.0% Resilience]" calcext:value-type="string">
            <text:p>3-14 Flare of Creation <text:s text:c="7"/>x8 [52.0% =&gt; 416.0% Resilience]</text:p>
          </table:table-cell>
        </table:table-row>
        <table:table-row table:style-name="ro1">
          <table:table-cell table:formula="of:=[$Calculations.A60]" office:value-type="string" office:string-value="3-11 Displacement             x2 " calcext:value-type="string">
            <text:p>3-11 Displacement <text:s text:c="12"/>x2 </text:p>
          </table:table-cell>
        </table:table-row>
        <table:table-row table:style-name="ro1">
          <table:table-cell table:formula="of:=[$Calculations.A61]" office:value-type="string" office:string-value="3-7  Space Shift              x2 " calcext:value-type="string">
            <text:p>3-7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10 Body of the Valkyrie     x9 [40.0% =&gt; 360.0% Resilience, 10.0% =&gt; 90.0% Physical Resistance, 5.0% =&gt; 90.0% Magic Resistance, 8.0% =&gt; 72.0% Health]" calcext:value-type="string">
            <text:p>3-10 Body of the Valkyrie <text:s text:c="4"/>x9 [40.0% =&gt; 360.0% Resilience, 10.0% =&gt; 90.0% Physical Resistance, 5.0% =&gt; 90.0% Magic Resistance, 8.0% =&gt; 72.0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2 Deviant of Humanity" calcext:value-type="string">
            <text:p>2-12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1 Meditation" calcext:value-type="string">
            <text:p>3-11 Meditation</text:p>
          </table:table-cell>
        </table:table-row>
        <table:table-row table:style-name="ro1">
          <table:table-cell table:formula="of:=[$Calculations.A76]" office:value-type="string" office:string-value="3-8  Monster Hunter" calcext:value-type="string">
            <text:p>3-8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3 Veteran" calcext:value-type="string">
            <text:p>3-13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0%] more dense. (Avatar of Ash 2nd)" calcext:value-type="string">
            <text:p><text:s text:c="16"/>[53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7:10:36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7:53:40.164000000</dc:date>
    <meta:generator>LibreOffice/7.0.5.2$Windows_X86_64 LibreOffice_project/64390860c6cd0aca4beafafcfd84613dd9dfb63a</meta:generator>
    <meta:editing-duration>PT15H29M4S</meta:editing-duration>
    <meta:editing-cycles>97</meta:editing-cycles>
    <meta:document-statistic meta:table-count="2" meta:cell-count="1604" meta:object-count="0"/>
    <meta:user-defined meta:name="AppVersion">16.0300</meta:user-defined>
  </office:meta>
</office:document-meta>
</file>